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60c" officeooo:paragraph-rsid="001d8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ily Goals:</text:p>
      <text:p text:style-name="P1"/>
      <text:p text:style-name="P1">Assign probabilities to the shot objects</text:p>
      <text:p text:style-name="P1"/>
      <text:p text:style-name="P1">Change block movement pattern to allow blocks to move to one side, while still keeping minimum distance between them</text:p>
      <text:p text:style-name="P1"/>
      <text:p text:style-name="P1">experiment with shield anima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01:21:55.134212407</meta:creation-date>
    <dc:date>2021-08-02T01:23:17.309610753</dc:date>
    <meta:editing-duration>PT1M22S</meta:editing-duration>
    <meta:editing-cycles>1</meta:editing-cycles>
    <meta:document-statistic meta:table-count="0" meta:image-count="0" meta:object-count="0" meta:page-count="1" meta:paragraph-count="4" meta:word-count="31" meta:character-count="201" meta:non-whitespace-character-count="174"/>
    <meta:generator>LibreOffice/6.4.7.2$Linux_X86_64 LibreOffice_project/40$Build-2</meta:generator>
  </office:meta>
</office:document-meta>
</file>